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1mm"/>
    </style:style>
    <style:style style:name="co2" style:family="table-column">
      <style:table-column-properties fo:break-before="auto" style:column-width="15.8mm"/>
    </style:style>
    <style:style style:name="co3" style:family="table-column">
      <style:table-column-properties fo:break-before="auto" style:column-width="10.83mm"/>
    </style:style>
    <style:style style:name="co4" style:family="table-column">
      <style:table-column-properties fo:break-before="auto" style:column-width="12.49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3.04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8.0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-calibration" table:style-name="ta1">
        <table:shapes>
          <draw:frame draw:z-index="0" draw:style-name="gr1" draw:text-style-name="P1" svg:width="159.99mm" svg:height="89.99mm" svg:x="42.02mm" svg:y="5.51mm">
            <loext:p draw:notify-on-update-of-ranges="'new-calibration'.B2:'new-calibration'.B31 'new-calibration'.A2:'new-calibration'.A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2.02mm" svg:y="150.01mm">
            <loext:p draw:notify-on-update-of-ranges="'new-calibration'.B34:'new-calibration'.B63 'new-calibration'.A34:'new-calibration'.A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otor 1 Voltage</text:p>
          </table:table-cell>
          <table:table-cell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11" calcext:value-type="float">
            <text:p>-111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112" calcext:value-type="float">
            <text:p>-112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13" calcext:value-type="float">
            <text:p>-113</text:p>
          </table:table-cell>
          <table:table-cell table:number-columns-repeated="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14" calcext:value-type="float">
            <text:p>-11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15" calcext:value-type="float">
            <text:p>-115</text:p>
          </table:table-cell>
          <table:table-cell table:number-columns-repeated="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116" calcext:value-type="float">
            <text:p>-116</text:p>
          </table:table-cell>
          <table:table-cell table:number-columns-repeated="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116" calcext:value-type="float">
            <text:p>-116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118" calcext:value-type="float">
            <text:p>-118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18" calcext:value-type="float">
            <text:p>-118</text:p>
          </table:table-cell>
          <table:table-cell table:number-columns-repeated="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19" calcext:value-type="float">
            <text:p>-119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20" calcext:value-type="float">
            <text:p>-120</text:p>
          </table:table-cell>
          <table:table-cell table:number-columns-repeated="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21" calcext:value-type="float">
            <text:p>-121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122" calcext:value-type="float">
            <text:p>-122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23" calcext:value-type="float">
            <text:p>-123</text:p>
          </table:table-cell>
          <table:table-cell table:number-columns-repeated="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124" calcext:value-type="float">
            <text:p>-124</text:p>
          </table:table-cell>
          <table:table-cell table:number-columns-repeated="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25" calcext:value-type="float">
            <text:p>-125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126" calcext:value-type="float">
            <text:p>-126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127" calcext:value-type="float">
            <text:p>-127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126" calcext:value-type="float">
            <text:p>-126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127" calcext:value-type="float">
            <text:p>-127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28" calcext:value-type="float">
            <text:p>-128</text:p>
          </table:table-cell>
          <table:table-cell table:number-columns-repeated="8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131" calcext:value-type="float">
            <text:p>-131</text:p>
          </table:table-cell>
          <table:table-cell table:number-columns-repeated="8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132" calcext:value-type="float">
            <text:p>-132</text:p>
          </table:table-cell>
          <table:table-cell table:number-columns-repeated="8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133" calcext:value-type="float">
            <text:p>-133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134" calcext:value-type="float">
            <text:p>-134</text:p>
          </table:table-cell>
          <table:table-cell table:number-columns-repeated="8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135" calcext:value-type="float">
            <text:p>-135</text:p>
          </table:table-cell>
          <table:table-cell table:number-columns-repeated="8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136" calcext:value-type="float">
            <text:p>-136</text:p>
          </table:table-cell>
          <table:table-cell table:number-columns-repeated="8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137" calcext:value-type="float">
            <text:p>-137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138" calcext:value-type="float">
            <text:p>-138</text:p>
          </table:table-cell>
          <table:table-cell table:number-columns-repeated="8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39" calcext:value-type="float">
            <text:p>-13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tor 2 Voltage</text:p>
          </table:table-cell>
          <table:table-cell office:value-type="string" calcext:value-type="string">
            <text:p>Angle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44" calcext:value-type="float">
            <text:p>-44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44" calcext:value-type="float">
            <text:p>-44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44" calcext:value-type="float">
            <text:p>-44</text:p>
          </table:table-cell>
          <table:table-cell table:number-columns-repeated="8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45" calcext:value-type="float">
            <text:p>-45</text:p>
          </table:table-cell>
          <table:table-cell table:number-columns-repeated="8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46" calcext:value-type="float">
            <text:p>-46</text:p>
          </table:table-cell>
          <table:table-cell table:number-columns-repeated="8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47" calcext:value-type="float">
            <text:p>-47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50" calcext:value-type="float">
            <text:p>-50</text:p>
          </table:table-cell>
          <table:table-cell table:number-columns-repeated="8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51" calcext:value-type="float">
            <text:p>-51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52" calcext:value-type="float">
            <text:p>-52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53" calcext:value-type="float">
            <text:p>-53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54" calcext:value-type="float">
            <text:p>-54</text:p>
          </table:table-cell>
          <table:table-cell table:number-columns-repeated="8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55" calcext:value-type="float">
            <text:p>-5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56" calcext:value-type="float">
            <text:p>-56</text:p>
          </table:table-cell>
          <table:table-cell table:number-columns-repeated="8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56" calcext:value-type="float">
            <text:p>-56</text:p>
          </table:table-cell>
          <table:table-cell table:number-columns-repeated="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56" calcext:value-type="float">
            <text:p>-56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58" calcext:value-type="float">
            <text:p>-58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59" calcext:value-type="float">
            <text:p>-59</text:p>
          </table:table-cell>
          <table:table-cell table:number-columns-repeated="8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59" calcext:value-type="float">
            <text:p>-59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1" calcext:value-type="float">
            <text:p>-61</text:p>
          </table:table-cell>
          <table:table-cell table:number-columns-repeated="8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62" calcext:value-type="float">
            <text:p>-62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64" calcext:value-type="float">
            <text:p>-64</text:p>
          </table:table-cell>
          <table:table-cell table:number-columns-repeated="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66" calcext:value-type="float">
            <text:p>-66</text:p>
          </table:table-cell>
          <table:table-cell table:number-columns-repeated="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67" calcext:value-type="float">
            <text:p>-67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68" calcext:value-type="float">
            <text:p>-68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70" calcext:value-type="float">
            <text:p>-70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69" calcext:value-type="float">
            <text:p>-69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71" calcext:value-type="float">
            <text:p>-7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2:48:01.680558874</dc:date>
    <meta:editing-duration>PT22M5S</meta:editing-duration>
    <meta:editing-cycles>1</meta:editing-cycles>
    <meta:document-statistic meta:table-count="1" meta:cell-count="124" meta:object-count="2"/>
    <meta:generator>LibreOffice/5.1.4.2$Linux_X86_64 LibreOffice_project/f99d75f39f1c57ebdd7ffc5f42867c12031db9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'new-calibration'.A2:'new-calibration'.B31" svg:x="0.32cm" svg:y="0.18cm" svg:width="11.291cm" svg:height="8.64cm">
          <chartooo:coordinate-region svg:x="0.651cm" svg:y="0.379cm" svg:width="10.62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w-calibration'.A2:'new-calibration'.A31" chart:class="chart:scatter">
            <chart:domain table:cell-range-address="'new-calibration'.B2:'new-calibration'.B31"/>
            <chart:regression-curve chart:style-name="ch7">
              <chart:equation chart:display-equation="true" chart:display-r-square="false" svg:x="1.857cm" svg:y="4.482cm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1">
                <text:p>-111</text:p>
                <draw:g>
                  <svg:desc>'new-calibration'.B2:'new-calibration'.B31</svg:desc>
                </draw:g>
              </table:table-cell>
              <table:table-cell office:value-type="float" office:value="1400">
                <text:p>1400</text:p>
                <draw:g>
                  <svg:desc>'new-calibration'.A2:'new-calibration'.A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12">
                <text:p>-112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3">
                <text:p>-113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4">
                <text:p>-114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5">
                <text:p>-11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6">
                <text:p>-11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6">
                <text:p>-11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8">
                <text:p>-11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8">
                <text:p>-11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9">
                <text:p>-11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20">
                <text:p>-1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1">
                <text:p>-121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2">
                <text:p>-12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3">
                <text:p>-12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4">
                <text:p>-1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5">
                <text:p>-12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6">
                <text:p>-12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7">
                <text:p>-12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6">
                <text:p>-126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27">
                <text:p>-127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8">
                <text:p>-12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1">
                <text:p>-1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2">
                <text:p>-132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3">
                <text:p>-133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4">
                <text:p>-13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35">
                <text:p>-135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6">
                <text:p>-136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7">
                <text:p>-137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8">
                <text:p>-138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9">
                <text:p>-139</text:p>
              </table:table-cell>
              <table:table-cell office:value-type="float" office:value="1690">
                <text:p>1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1.931cm" svg:y="3.952cm" style:legend-expansion="high" chart:style-name="ch2"/>
        <chart:plot-area chart:style-name="ch3" table:cell-range-address="'new-calibration'.A34:'new-calibration'.B63" svg:x="0.32cm" svg:y="0.18cm" svg:width="11.291cm" svg:height="8.64cm">
          <chartooo:coordinate-region svg:x="0.558cm" svg:y="0.379cm" svg:width="10.81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ew-calibration'.A34:'new-calibration'.A63" chart:class="chart:scatter">
            <chart:domain table:cell-range-address="'new-calibration'.B34:'new-calibration'.B63"/>
            <chart:regression-curve chart:style-name="ch7">
              <chart:equation chart:display-equation="true" chart:display-r-square="false" svg:x="1.737cm" svg:y="3.506cm"/>
            </chart:regression-curve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4">
                <text:p>-44</text:p>
                <draw:g>
                  <svg:desc>'new-calibration'.B34:'new-calibration'.B63</svg:desc>
                </draw:g>
              </table:table-cell>
              <table:table-cell office:value-type="float" office:value="1300">
                <text:p>1300</text:p>
                <draw:g>
                  <svg:desc>'new-calibration'.A34:'new-calibration'.A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4">
                <text:p>-4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5">
                <text:p>-45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6">
                <text:p>-4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7">
                <text:p>-47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1">
                <text:p>-5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1">
                <text:p>-51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2">
                <text:p>-5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3">
                <text:p>-5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4">
                <text:p>-5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5">
                <text:p>-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6">
                <text:p>-56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6">
                <text:p>-5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8">
                <text:p>-58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">
                <text:p>-5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9">
                <text:p>-59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1">
                <text:p>-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2">
                <text:p>-62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4">
                <text:p>-6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4">
                <text:p>-64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6">
                <text:p>-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">
                <text:p>-6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8">
                <text:p>-68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0">
                <text:p>-70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69">
                <text:p>-6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">
                <text:p>-71</text:p>
              </table:table-cell>
              <table:table-cell office:value-type="float" office:value="1590">
                <text:p>15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